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ans" svg:font-family="'Liberation Sans'" style:font-family-generic="swiss"/>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HK" svg:font-family="'Noto Sans CJK HK'"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Contents_20_1">
      <style:paragraph-properties>
        <style:tab-stops>
          <style:tab-stop style:position="6.6929in" style:type="right" style:leader-style="dotted" style:leader-text="."/>
        </style:tab-stops>
      </style:paragraph-properties>
    </style:style>
    <style:style style:name="P2" style:family="paragraph" style:parent-style-name="Contents_20_2">
      <style:paragraph-properties>
        <style:tab-stops>
          <style:tab-stop style:position="6.4965in" style:type="right" style:leader-style="dotted" style:leader-text="."/>
        </style:tab-stops>
      </style:paragraph-properties>
    </style:style>
    <style:style style:name="P3" style:family="paragraph" style:parent-style-name="Standard">
      <style:text-properties officeooo:rsid="0011673d" officeooo:paragraph-rsid="0011673d"/>
    </style:style>
    <style:style style:name="P4" style:family="paragraph" style:parent-style-name="Heading_20_1">
      <style:paragraph-properties fo:break-before="page"/>
    </style:style>
    <style:style style:name="P5" style:family="paragraph" style:parent-style-name="Heading_20_2">
      <style:paragraph-properties fo:break-before="page"/>
      <style:text-properties style:font-name="Liberation Sans1" fo:font-size="16.1000003814697pt" fo:font-weight="bold" officeooo:rsid="0011673d" officeooo:paragraph-rsid="0011673d" style:font-name-asian="Noto Sans CJK SC" style:font-size-asian="16.1000003814697pt" style:font-weight-asian="bold" style:font-name-complex="Lohit Devanagari" style:font-size-complex="16.1000003814697pt" style:font-weight-complex="bol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209_4182407026" text:style-name="Index_20_Link" text:visited-style-name="Index_20_Link">Português<text:tab/>1</text:a></text:p>
          <text:p text:style-name="P2"><text:a xlink:type="simple" xlink:href="#__RefHeading___Toc317_4182407026" text:style-name="Index_20_Link" text:visited-style-name="Index_20_Link">Bruto<text:tab/>1</text:a></text:p>
          <text:p text:style-name="P2"><text:a xlink:type="simple" xlink:href="#__RefHeading___Toc319_4182407026" text:style-name="Index_20_Link" text:visited-style-name="Index_20_Link">Editado<text:tab/>7</text:a></text:p>
          <text:p text:style-name="P1"><text:a xlink:type="simple" xlink:href="#__RefHeading___Toc211_4182407026" text:style-name="Index_20_Link" text:visited-style-name="Index_20_Link">Inglês<text:tab/>8</text:a></text:p>
        </text:index-body>
      </text:table-of-content>
      <text:p text:style-name="Standard"/>
      <text:h text:style-name="Heading_20_1" text:outline-level="1"><text:bookmark-start text:name="__RefHeading___Toc209_4182407026"/>Português<text:bookmark-end text:name="__RefHeading___Toc209_4182407026"/></text:h>
      <text:h text:style-name="Heading_20_2" text:outline-level="2"><text:bookmark-start text:name="__RefHeading___Toc317_4182407026"/>Bruto<text:bookmark-end text:name="__RefHeading___Toc317_4182407026"/></text:h>
      <text:p text:style-name="Standard"/>
      <text:p text:style-name="Standard">Gente, estou tentando começar uma discussão, que talvez seja polêmica, e não sei se tecnicamente é possível ou viável. E talvez já exista algo parecido, mas de outra forma. Mas não encontrei ainda. Segue:</text:p>
      <text:p text:style-name="Standard"/>
      <text:p text:style-name="Standard">Hoje varias áreas de conhecimento estão evoluindo muito rapidamente pois possuem uma quantidade enorme de dados, e trabalhando estes dados conseguem chegar as conclusões que um simples achismo ou até mesmo experiência muito específica podem não chegar.</text:p>
      <text:p text:style-name="Standard">Estou com receio de que este conhecimento fique retido somente com algumas grandes empresas e/ou empresas de código fechado (incluindo algumas que coletam dados sem consentimento do usuário).</text:p>
      <text:p text:style-name="Standard"/>
      <text:p text:style-name="Standard"/>
      <text:p text:style-name="Standard">Ao mesmo tempo, existe muita gente que gostaria de contribuir de alguma forma para os aplicativos open source (ou outros), mas não sabem como. As formas <text:soft-page-break/>indicadas geralmente são: doação, tradução, desenvolvimento e indicação de bugs. Mas nem todos conseguem contribuir destas maneiras, incluindo a indicação de bugs, em que, em alguns casos, a pessoa tem que se dar ao trabalho de saber escrever o que está acontecendo, onde pode ser o problema, para aí saber a quem reportar, para aí saber quais comandos tem que colocar no terminal para aí gerar um relatório para informar ao desenvolvedor, aí responder a mais perguntas... Enfim, faz parte, mas nem todos julgam ser a prioridade na vida deles de doar parte de seu tempo e raciocínio naquele problema naquele momento.</text:p>
      <text:p text:style-name="Standard"/>
      <text:p text:style-name="Standard">A minha proposta então seria implementar no próprio flatpak uma forma nativa de coleção de dados, para disponibilizar aos desenvolvedores e a comunidade. Portanto os desenvolvedores já teriam dados indicando a ocorrência de bugs, os hardware onde ocorreram. Também teriam informações de qual tipo de público consome seu produto, quantas vezes seu produto é utilizado...</text:p>
      <text:p text:style-name="Standard">Enfim, vários dados que poderiam:</text:p>
      <text:p text:style-name="Standard">- Indicar para onde o desenvolvedor poderia focar seus esforços e melhorar a experiência do usuário.</text:p>
      <text:p text:style-name="Standard">- Ser um diferencial para o flatpak e incentivaria sua adoção</text:p>
      <text:p text:style-name="Standard">- Criaria um padrão de coleta de dados com regras, aprovado pela comunidade. Em que tiraria o incentivo de alguns desenvolvedores manter outras formas de coleta no código de seus programas. Estes métodos que poderiam ser inseguros ou até mesmo abusivos.</text:p>
      <text:p text:style-name="Standard"/>
      <text:p text:style-name="Standard">Além disso, o usuário teria total controle de que informações seriam enviadas, podendo restringir o <text:soft-page-break/>quanto quisesse os dados gerados. Inclusive não enviando nada.</text:p>
      <text:p text:style-name="Standard"/>
      <text:p text:style-name="Standard">Uma coisa a se levar em consideração, é que apesar de que esta tecnologia for implementada, os programas ainda poderão ter em seu código funções de coleta de dados. Mas se observadas, poderão gerar na comunidade o questionamento de por que coletar mais informações, se as informações que foram aprovadas pelo usuário já estão disponibilizadas, podendo desincentivar a coleta abusiva de dados.</text:p>
      <text:p text:style-name="Standard"/>
      <text:p text:style-name="Standard">Renato Araujo, [22.11.20 21:18]</text:p>
      <text:p text:style-name="Standard">[In reply to Gabriel Mattoso]</text:p>
      <text:p text:style-name="Standard">Está sugerindo algo parecido com o que o KDE plasma faz? Seleciona o nível de coleta de dados para ajudar report de bugs e sabe lá o que mais..?</text:p>
      <text:p text:style-name="Standard"/>
      <text:p text:style-name="Standard">Henrique AD, [22.11.20 21:23]</text:p>
      <text:p text:style-name="Standard">Report de bugs é bem relativo ao projeto. Por exemplo, recentemente relatei um bug no GIMP na qual o próprio erro gerou um log e um botão que me levou até onde reportar.</text:p>
      <text:p text:style-name="Standard"/>
      <text:p text:style-name="Standard">Depois disso só colei o mesmo, informei alguns detalhes (anexei um vídeo só pra exemplificar e auxiliar os caras) mas a ferramenta praticamente me pegou na mão e guiou.</text:p>
      <text:p text:style-name="Standard"/>
      <text:p text:style-name="Standard">Então depende mais do projeto e de como é implementado. Talvez o Flatpak tentar implementar isso, é gastar recurso com algo que "necessariamente" não tem haver com o empacotamento em si.</text:p>
      <text:p text:style-name="Standard"/>
      <text:p text:style-name="Standard"><text:soft-page-break/>Além de existirem vários lugares para tal report. E cada projeto escolhe o seu.</text:p>
      <text:p text:style-name="Standard"/>
      <text:p text:style-name="Standard">Renato Araujo, [22.11.20 21:24]</text:p>
      <text:p text:style-name="Standard">É o tipo de coisa que parece funcionar na teoria..na prática, falta gente com interesse nesse tipo de coisa, falta dev querendo investir tempo nisso..</text:p>
      <text:p text:style-name="Standard"/>
      <text:p text:style-name="Standard">"Indicar para onde o desenvolvedor poderia focar.." tem muito dev que não está preocupado com essas coisas (não acho ruim ou bom) mas muitos mal tem tempo de trabalhar no seu programa..muitos não tem tempo para manter seu programa em algum repo empacotado! Rs</text:p>
      <text:p text:style-name="Standard"/>
      <text:p text:style-name="Standard">Renato Araujo, [22.11.20 21:25]</text:p>
      <text:p text:style-name="Standard">[In reply to Henrique AD]</text:p>
      <text:p text:style-name="Standard">Tbm acho, cada projeto tem suas necessidades..um programa complexo talvez seja interessante ter um sistema interno de report..tipo gimp, kdenlive .</text:p>
      <text:p text:style-name="Standard"/>
      <text:p text:style-name="Standard">Henrique AD, [22.11.20 21:25]</text:p>
      <text:p text:style-name="Standard">Mas mesmo assim recomendo marcar os responsáveis pelo Flatpak e Flathub e descrever sua ideia.</text:p>
      <text:p text:style-name="Standard"/>
      <text:p text:style-name="Standard">Renato Araujo, [22.11.20 21:26]</text:p>
      <text:p text:style-name="Standard">Se bem que o kdenlive deve usar o do plasma pra isso..</text:p>
      <text:p text:style-name="Standard"/>
      <text:p text:style-name="Standard">Henrique AD, [22.11.20 21:26]</text:p>
      <text:p text:style-name="Standard">De modo algum quero "dizer" para não falar com eles. Pelo contrário. Mas já é interessante ficar ciente que não é algo simples. Certamente eles vão dizer os motivos do porquê aceitarem ou rejeitarem a ideia. Mas é super válido sugerir.</text:p>
      <text:p text:style-name="Standard"/>
      <text:p text:style-name="Standard"><text:soft-page-break/>Renato Araujo, [22.11.20 21:27]</text:p>
      <text:p text:style-name="Standard">Pensando nisso, creio que faz sentido até</text:p>
      <text:p text:style-name="Standard"/>
      <text:p text:style-name="Standard">Renato Araujo, [22.11.20 21:28]</text:p>
      <text:p text:style-name="Standard">Ter um sistema interno para automatizar report de bug dos flatpaks</text:p>
      <text:p text:style-name="Standard"/>
      <text:p text:style-name="Standard">Gabriel Mattoso, [22.11.20 21:28]</text:p>
      <text:p text:style-name="Standard">[In reply to Renato Araujo]</text:p>
      <text:p text:style-name="Standard">Sim, porém além de informações de sistema, algumas informações sobre perfil de usuário também poderiam ser inseridos pelo usuário. Além disso, pelo que entendi (posso ter entendido errado), os reports vão para a melhoria do próprio kde. Estou propondo de ir também diretamente para o desenvolvedor do programa. E além do mais o usuário poderá visualizar todo o reporte e verificar as informações antes de enviar, se assim desejar e configurar</text:p>
      <text:p text:style-name="Standard"/>
      <text:p text:style-name="Standard">Gabriel Mattoso, [22.11.20 21:28]</text:p>
      <text:p text:style-name="Standard">Depois volto</text:p>
      <text:p text:style-name="Standard"/>
      <text:p text:style-name="Standard">Renato Araujo, [22.11.20 21:29]</text:p>
      <text:p text:style-name="Standard">Como tem para os sistemas, fedora usa o ABRT, KDE usa um interno, Ubuntu usa o appnaolembroonome</text:p>
      <text:p text:style-name="Standard"/>
      <text:p text:style-name="Standard">Renato Araujo, [22.11.20 21:30]</text:p>
      <text:p text:style-name="Standard">Acho mais interessante sugerir um sistema de report de bug, usando ABRT como exemplo..</text:p>
      <text:p text:style-name="Standard"/>
      <text:p text:style-name="Standard">Renato Araujo, [22.11.20 21:30]</text:p>
      <text:p text:style-name="Standard">Não que tivesse que ser como ele, pq é horrível..kk</text:p>
      <text:p text:style-name="Standard"/>
      <text:p text:style-name="Standard">Renato Araujo, [22.11.20 21:30]</text:p>
      <text:p text:style-name="Standard"><text:soft-page-break/>Mas na mesma pegada..</text:p>
      <text:p text:style-name="Standard"/>
      <text:p text:style-name="Standard">Renato Araujo, [22.11.20 21:32]</text:p>
      <text:p text:style-name="Standard">O ABRT te mostra e pergunta sobre os dados que vai ser enviados com o report, se tem dados sensíveis ou não..</text:p>
      <text:p text:style-name="Standard"/>
      <text:p text:style-name="Standard">Renato Araujo, [22.11.20 21:33]</text:p>
      <text:p text:style-name="Standard">Torna o processo um pouco mais demorado, mas parece ser melhor assim, pois tu analiza caso a caso, ao invés de pre selecionar várias coisas que talvez não vão ser necessárias futuramente..</text:p>
      <text:p text:style-name="Standard"/>
      <text:p text:style-name="Standard">Renato Araujo, [22.11.20 21:34]</text:p>
      <text:p text:style-name="Standard">[In reply to Renato Araujo]</text:p>
      <text:p text:style-name="Standard">Fica mais respeitoso assim</text:p>
      <text:p text:style-name="Standard"/>
      <text:p text:style-name="Standard">Renato Araujo, [22.11.20 21:36]</text:p>
      <text:p text:style-name="Standard">Taí uma ideia para um app..poderia ser até em flatpak creio..</text:p>
      <text:p text:style-name="Standard"/>
      <text:p text:style-name="Standard">Renato Araujo, [22.11.20 21:47]</text:p>
      <text:p text:style-name="Standard">Ou talvez poderia ser uma daemon do flatpak rodando sempre em segundo plano monitorando os processos dos flatpaks..</text:p>
      <text:p text:style-name="Standard"/>
      <text:p text:style-name="Standard">Renato Araujo, [22.11.20 21:48]</text:p>
      <text:p text:style-name="Standard">Os mendigos de 32gb de ram não iriam gostar..mais uma coisa pesando na ram..</text:p>
      <text:p text:style-name="Standard"/>
      <text:p text:style-name="Standard">Renato Araujo, [22.11.20 21:49]</text:p>
      <text:p text:style-name="Standard">Rs</text:p>
      <text:p text:style-name="Standard"/>
      <text:p text:style-name="Standard">D4rckLinux, [22.11.20 22:06]</text:p>
      <text:p text:style-name="Standard">flatpak e compativel tb com linux parrot 64btis</text:p>
      <text:p text:style-name="Standard"><text:soft-page-break/></text:p>
      <text:p text:style-name="Standard">D4rckLinux, [22.11.20 22:06]</text:p>
      <text:p text:style-name="Standard">??</text:p>
      <text:p text:style-name="Standard"/>
      <text:p text:style-name="Standard">Jefferson Teixeira, [22.11.20 22:11]</text:p>
      <text:p text:style-name="Standard">[In reply to D4rckLinux]</text:p>
      <text:p text:style-name="Standard">Se o pacote flatpak estiver nos repositórios da distro, sim</text:p>
      <text:p text:style-name="Standard"/>
      <text:p text:style-name="Standard">Fábio, [22.11.20 22:20]</text:p>
      <text:p text:style-name="Standard">[In reply to Gabriel Mattoso]</text:p>
      <text:p text:style-name="Standard">Acredito que existem múltiplas classes de bugs, por exemplo, determinados bugs o ABRT faz um bom trabalho, e ele consegue encaminhar um raio-x da máquina no momento do fechamento inesperado de uma aplicação, mas provavelmente apenas um desenvolvedor/pesquisador vai saber aproveitar (e saber interpretar isso), mas quando você tem um bug em funcionalidade é preferível que um ser humano reporte e explique o problema, nesses casos múltiplas pessoas conseguem ajudar (de um usuário até o desenvolvedor). Acredito que até poderiam existir ferramentas específicas para o Flatpak que reportem bugs como o ABRT, mas acredito que para elas terem alguma utilidade elas precisam partir dos desenvolvedores dos runtimes/aplicações, se não acaba se tornando mais uma lista problemas sem ninguém trabalhando para resolver. Quanto a bugs de funcionalidade acredito que soluções em formato de wizard como existem no Debian sejam mais úteis (a maioria tem dificuldade com o formato de relato). Em resumo, não vejo que precise de uma solução única, mas talvez adequar/melhorar as que estão disponíveis (que por sinal já houve discussão: https://bugzilla.redhat.com/show_bug.cgi?id=1417572).</text:p>
      <text:p text:style-name="Standard"/>
      <text:p text:style-name="Standard"><text:soft-page-break/>Gabriel Mattoso, [22.11.20 22:40]</text:p>
      <text:p text:style-name="Standard">[In reply to Gabriel Mattoso]</text:p>
      <text:p text:style-name="Standard">[ File : flatpak-data-collection.bmp ]</text:p>
      <text:p text:style-name="Standard">repostando a imagem, pois ela comprimida não dá pra ler nada</text:p>
      <text:p text:style-name="Standard"/>
      <text:p text:style-name="Standard">Gabriel Mattoso, [22.11.20 22:45]</text:p>
      <text:p text:style-name="Standard">[In reply to Henrique AD]</text:p>
      <text:p text:style-name="Standard">Ótimo. Uma alternativa, ou talvez um dos modos de reporte poderia ser o flatpak enviando um chamado para a DE solicitando que aparecesse a confirmação do envio e com um botão para mostrar o relatório (e ocultar informações) para os mais céticos e aficionados por privacidade</text:p>
      <text:p text:style-name="Standard"/>
      <text:p text:style-name="Standard">Gabriel Mattoso, [22.11.20 22:47]</text:p>
      <text:p text:style-name="Standard">[In reply to Renato Araujo]</text:p>
      <text:p text:style-name="Standard">Sim. Com ceteza vão existir todos os tipos de desenvolvedores de aplicativos. Inclusive aquele que quer crescer em abrangência, talvez ajudando cada vez mais usuários da comunidade. E esta ferramenta poderia fornecer dados para ele analisar e tomar as decisões junto a comunidade ou parceiros, através de dados.</text:p>
      <text:p text:style-name="Standard"/>
      <text:p text:style-name="Standard">Henrique AD, [22.11.20 22:47]</text:p>
      <text:p text:style-name="Standard">https://youtu.be/ZFFOQDdE0Dw</text:p>
      <text:p text:style-name="Standard"/>
      <text:p text:style-name="Standard">Henrique AD, [22.11.20 22:48]</text:p>
      <text:p text:style-name="Standard">[In reply to Henrique AD]</text:p>
      <text:p text:style-name="Standard">No GIMP é assim, o processo é manual mas guiado.</text:p>
      <text:p text:style-name="Standard"/>
      <text:p text:style-name="Standard">Gabriel Mattoso, [22.11.20 22:51]</text:p>
      <text:p text:style-name="Standard">[In reply to Renato Araujo]</text:p>
      <text:p text:style-name="Standard"><text:soft-page-break/>Creio que para um projeto pequeno ta,bém faça sentido. As vezes o desenvolvedor pode ter tido um trabalho imenso de fazer um programa e quer que ele ajude as pessoas. Mas o usuário o utiliza e se depara com um bug que o incomoda. Em vez de ter o trabalho de juntar as inforamções e reportar ele pode simplesmente trocar para um outro que não é o ideal para a necessidade dele, mas já tem um nome maior, por exemplo. Se o reporte automático existisse e tivesse ativado para o usuário, o desenvolvedor teria uma melhor base para saber o porquê de seu aplicativo ter tão baixo alcance</text:p>
      <text:p text:style-name="Standard"/>
      <text:p text:style-name="Standard">Gabriel Mattoso, [22.11.20 22:52]</text:p>
      <text:p text:style-name="Standard">[In reply to Renato Araujo]</text:p>
      <text:p text:style-name="Standard">Sim. Deve ser avaliado as ferramentas existentes atualmente, concordo</text:p>
      <text:p text:style-name="Standard"/>
      <text:p text:style-name="Standard">Gabriel Mattoso, [22.11.20 22:59]</text:p>
      <text:p text:style-name="Standard">[In reply to Renato Araujo]</text:p>
      <text:p text:style-name="Standard">Bem, eu não conheço a fundo. Mas eu estava pensando em o flatpak utilizar ferramentas que já coletam dados automaticamente, como o comando journalctl por exemplo. </text:p>
      <text:p text:style-name="Standard"/>
      <text:p text:style-name="Standard">Periodicamente e com algumas regras a serem seguidas, o flatpak coletaria as informações disponíveis, faria o filtro para esconder informações sensíveis ou que não sejam importantes para aquela aplicação e enviaria através de um portal (assim como ocorre para ter acessos a arquivos).</text:p>
      <text:p text:style-name="Standard"/>
      <text:p text:style-name="Standard">As regras acima citadas poderiam ser talvez: enquanto tiver menos processos rodando, memória disponível, bateria carregando... enfim, algumas regras.) </text:p>
      <text:p text:style-name="Standard"><text:soft-page-break/></text:p>
      <text:p text:style-name="Standard">E pensando bem, sim, isto me parece rodar como deamon</text:p>
      <text:p text:style-name="Standard"/>
      <text:p text:style-name="Standard">Gabriel Mattoso, [22.11.20 23:14]</text:p>
      <text:p text:style-name="Standard">[In reply to Fábio]</text:p>
      <text:p text:style-name="Standard">Bem, em questão a ABRT, como comentei anteriormente, devem ser realmente avaliadas as soluções existentes para não se partir do zero.</text:p>
      <text:p text:style-name="Standard"/>
      <text:p text:style-name="Standard">Quanto ao reporte de funcionalidade, obrigado por mencionar. A princípio não estava pensando exatamente neste caso. Mas pode ser implementada a função de comunicação direta com o desenvolvedor também para esta questão, mas não vejo como prioridade para o que estou propondo agora.</text:p>
      <text:p text:style-name="Standard"/>
      <text:p text:style-name="Standard">Quanto aos desenvolvedores fazerem parte do desenvolvimento da lista de informações necessárias, concordo que seria necessária uma ação conjunta de desenvolvedores de aplicativos, de DEs, de interface gráfica, ... Enfim, o fato de estar propondo o flatpak implementar é justamente pois ele (e o snap e appimage) está unificando a distribuição de programas para linux. Estou propondo agora a unificação/ padronização de geração de informações para desenvolvedores e comunidade.</text:p>
      <text:p text:style-name="Standard"/>
      <text:p text:style-name="Standard">Gabriel Mattoso, [22.11.20 23:17]</text:p>
      <text:p text:style-name="Standard">[In reply to Henrique AD]</text:p>
      <text:p text:style-name="Standard">Quanto aos diversos locais de report, pode ainda ir para os mesmos lugares que hoje vão, já que a ideia seria o flatpak enviar as informações para o aplicativo. Daí, o <text:soft-page-break/>aplicativo o envia para onde quiser. Claro, seguindo as leis locais de privacidade</text:p>
      <text:p text:style-name="Standard"/>
      <text:p text:style-name="Standard">Gabriel Mattoso, [22.11.20 23:19]</text:p>
      <text:p text:style-name="Standard">[In reply to Henrique AD]</text:p>
      <text:p text:style-name="Standard">Sim, parece ótimo. ALgo a se copiar</text:p>
      <text:p text:style-name="Standard"/>
      <text:p text:style-name="Standard">Gabriel Mattoso, [22.11.20 23:22]</text:p>
      <text:p text:style-name="Standard">[In reply to Fábio]</text:p>
      <text:p text:style-name="Standard">Ah, e relembrando que o objetivo não é somente report de bug. Mas principalmente fornecer dados que direcionem o desenvolvimento para melhor atender seus clientes. A parte de bugs é somente uma parte (e bem importante) delas</text:p>
      <text:p text:style-name="Standard"/>
      <text:p text:style-name="P3">sdsd</text:p>
      <text:p text:style-name="P3"/>
      <text:h text:style-name="P5" text:outline-level="2"><text:bookmark-start text:name="__RefHeading___Toc319_4182407026"/>Organizado<text:bookmark-end text:name="__RefHeading___Toc319_4182407026"/></text:h>
      <text:h text:style-name="P4" text:outline-level="1"><text:bookmark-start text:name="__RefHeading___Toc211_4182407026"/>Inglês<text:bookmark-end text:name="__RefHeading___Toc211_4182407026"/></text:h>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ans" svg:font-family="'Liberation Sans'" style:font-family-generic="swiss"/>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HK" svg:font-family="'Noto Sans CJK HK'"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ans" fo:font-size="12pt" fo:language="pt" fo:country="BR" style:letter-kerning="true" style:font-name-asian="Noto Sans CJK HK"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in" style:writing-mode="page"/>
      <style:text-properties style:use-window-font-color="true" loext:opacity="0%" style:font-name="Liberation Sans" fo:font-size="12pt" fo:language="pt" fo:country="BR" style:letter-kerning="true" style:font-name-asian="Noto Sans CJK HK"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5.8272in" fo:page-height="8.2681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424242" style:footnote-max-height="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fill-color="#424242"/>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23T01:53:46.377959410</meta:creation-date>
    <meta:editing-duration>PT1H35M31S</meta:editing-duration>
    <meta:editing-cycles>3</meta:editing-cycles>
    <meta:generator>LibreOffice/7.0.3.1$Linux_X86_64 LibreOffice_project/d7547858d014d4cf69878db179d326fc3483e082</meta:generator>
    <dc:date>2020-11-24T01:29:34.511392200</dc:date>
    <meta:document-statistic meta:table-count="0" meta:image-count="0" meta:object-count="0" meta:page-count="13" meta:paragraph-count="124" meta:word-count="1969" meta:character-count="12309" meta:non-whitespace-character-count="10462"/>
  </office:meta>
</office:document-meta>
</file>